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style:font-name="Calibri" fo:font-size="11pt" style:font-size-asian="11pt" style:font-name-complex="Calibri1"/>
    </style:style>
    <style:style style:name="P2" style:family="paragraph" style:parent-style-name="Standard">
      <style:text-properties style:font-name="Calibri" fo:font-size="11pt" style:font-size-asian="11pt" style:font-name-complex="Calibri1" style:font-size-complex="11pt"/>
    </style:style>
    <style:style style:name="P3" style:family="paragraph" style:parent-style-name="Heading_20_1">
      <style:text-properties fo:color="#0070c0" style:font-name="Calibri" fo:font-size="14pt" style:font-size-asian="14pt" style:font-name-complex="Calibri1"/>
    </style:style>
    <style:style style:name="P4" style:family="paragraph" style:parent-style-name="Heading_20_1">
      <style:text-properties fo:color="#0070c0" style:font-name="Calibri" fo:font-size="14pt" style:font-size-asian="14pt" style:font-name-complex="Calibri1" style:font-size-complex="12pt"/>
    </style:style>
    <style:style style:name="P5" style:family="paragraph" style:parent-style-name="Heading_20_1">
      <style:text-properties fo:color="#0070c0" style:font-name="Calibri" fo:font-size="14pt" style:font-size-asian="14pt" style:font-name-complex="Calibri1" style:font-size-complex="14pt"/>
    </style:style>
    <style:style style:name="P6" style:family="paragraph" style:parent-style-name="HTML_20_Preformatted">
      <style:paragraph-properties fo:margin-top="0cm" fo:margin-bottom="0.499cm" loext:contextual-spacing="false" fo:orphans="2" fo:widows="2" fo:keep-with-next="always"/>
    </style:style>
    <style:style style:name="P7" style:family="paragraph" style:parent-style-name="Standard_20__28_user_29_">
      <style:paragraph-properties fo:margin-top="0cm" fo:margin-bottom="0.499cm" loext:contextual-spacing="false" fo:orphans="2" fo:widows="2" fo:keep-with-next="always"/>
    </style:style>
    <style:style style:name="P8" style:family="paragraph" style:parent-style-name="Standard_20__28_user_29_">
      <style:paragraph-properties fo:margin-top="0cm" fo:margin-bottom="0.499cm" loext:contextual-spacing="false" fo:orphans="2" fo:widows="2" fo:keep-with-next="always"/>
      <style:text-properties style:font-name="Calibri" fo:font-size="11pt" fo:font-style="italic" style:font-size-asian="11pt" style:font-style-asian="italic" style:font-name-complex="Calibri1" style:font-size-complex="11pt" style:font-style-complex="italic"/>
    </style:style>
    <style:style style:name="P9" style:family="paragraph" style:parent-style-name="Heading_20_2">
      <style:paragraph-properties fo:margin-top="0cm" fo:margin-bottom="0.499cm" loext:contextual-spacing="false" fo:orphans="2" fo:widows="2" fo:keep-with-next="always"/>
      <style:text-properties style:font-name="Calibri" fo:font-size="11pt" style:font-name-asian="Times New Roman1" style:font-size-asian="11pt" style:font-name-complex="Calibri1" style:font-size-complex="11pt"/>
    </style:style>
    <style:style style:name="P10" style:family="paragraph" style:parent-style-name="Heading_20_3">
      <style:paragraph-properties fo:margin-top="0cm" fo:margin-bottom="0.499cm" loext:contextual-spacing="false" fo:orphans="2" fo:widows="2" fo:keep-with-next="always"/>
      <style:text-properties style:font-name="Calibri" fo:font-size="11pt" style:font-name-asian="Times New Roman1" style:font-size-asian="11pt" style:font-name-complex="Calibri1" style:font-size-complex="11pt"/>
    </style:style>
    <style:style style:name="P11" style:family="paragraph" style:parent-style-name="HTML_20_Preformatted">
      <style:paragraph-properties fo:margin-top="0cm" fo:margin-bottom="0.499cm" loext:contextual-spacing="false" fo:orphans="2" fo:widows="2"/>
    </style:style>
    <style:style style:name="P12" style:family="paragraph" style:parent-style-name="Standard_20__28_user_29_">
      <style:paragraph-properties fo:margin-top="0cm" fo:margin-bottom="0.499cm" loext:contextual-spacing="false"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13" style:family="paragraph" style:parent-style-name="Standard_20__28_user_29_">
      <style:paragraph-properties fo:margin-top="0cm" fo:margin-bottom="0.499cm" loext:contextual-spacing="false" fo:orphans="2" fo:widows="2"/>
      <style:text-properties fo:color="#0070c0" style:font-name="Calibri" fo:font-size="14pt" fo:font-weight="bold" style:font-size-asian="14pt" style:font-weight-asian="bold" style:font-name-complex="Calibri1" style:font-size-complex="18pt" style:font-weight-complex="bold"/>
    </style:style>
    <style:style style:name="P14" style:family="paragraph" style:parent-style-name="Standard_20__28_user_29_">
      <style:paragraph-properties fo:margin-top="0cm" fo:margin-bottom="0.499cm" loext:contextual-spacing="false" fo:orphans="2" fo:widows="2"/>
      <style:text-properties fo:color="#0070c0" style:font-name="Calibri" fo:font-size="14pt" fo:font-weight="bold" style:font-size-asian="14pt" style:font-weight-asian="bold" style:font-name-complex="Calibri1"/>
    </style:style>
    <style:style style:name="P15" style:family="paragraph" style:parent-style-name="Standard_20__28_user_29_">
      <style:paragraph-properties fo:margin-top="0cm" fo:margin-bottom="0.499cm" loext:contextual-spacing="false" fo:orphans="2" fo:widows="2"/>
      <style:text-properties style:font-name="Calibri" fo:font-size="11pt" fo:font-weight="bold" style:font-size-asian="11pt" style:font-weight-asian="bold" style:font-name-complex="Calibri1" style:font-size-complex="11pt" style:font-weight-complex="bold"/>
    </style:style>
    <style:style style:name="P16" style:family="paragraph" style:parent-style-name="Standard_20__28_user_29_">
      <style:paragraph-properties fo:margin-top="0cm" fo:margin-bottom="0.499cm" loext:contextual-spacing="false" fo:orphans="2" fo:widows="2"/>
      <style:text-properties style:font-name="Calibri" fo:font-size="11pt" fo:font-weight="bold" style:font-name-asian="Times New Roman1" style:font-size-asian="11pt" style:font-weight-asian="bold" style:font-name-complex="Calibri1" style:font-size-complex="11pt" style:font-weight-complex="bold"/>
    </style:style>
    <style:style style:name="P17" style:family="paragraph" style:parent-style-name="Standard_20__28_user_29_">
      <style:paragraph-properties fo:margin-top="0cm" fo:margin-bottom="0.499cm" loext:contextual-spacing="false" fo:orphans="2" fo:widows="2"/>
      <style:text-properties style:font-name="Calibri" fo:font-size="11pt" style:font-size-asian="11pt" style:font-name-complex="Calibri1" style:font-size-complex="11pt"/>
    </style:style>
    <style:style style:name="P18" style:family="paragraph" style:parent-style-name="Standard_20__28_user_29_">
      <style:paragraph-properties fo:margin-top="0cm" fo:margin-bottom="0.499cm" loext:contextual-spacing="false" fo:orphans="2" fo:widows="2"/>
      <style:text-properties style:font-name="Calibri" fo:font-size="11pt" officeooo:paragraph-rsid="0008027b" style:font-size-asian="11pt" style:font-name-complex="Calibri1" style:font-size-complex="11pt"/>
    </style:style>
    <style:style style:name="P19" style:family="paragraph" style:parent-style-name="Standard_20__28_user_29_">
      <style:paragraph-properties fo:margin-top="0cm" fo:margin-bottom="0.499cm" loext:contextual-spacing="false" fo:orphans="2" fo:widows="2"/>
      <style:text-properties style:font-name="Calibri" fo:font-size="11pt" style:font-size-asian="11pt" style:font-name-complex="Calibri1" style:font-size-complex="11pt" style:font-weight-complex="bold"/>
    </style:style>
    <style:style style:name="P20" style:family="paragraph" style:parent-style-name="Standard_20__28_user_29_">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21" style:family="paragraph" style:parent-style-name="Standard_20__28_user_29_">
      <style:paragraph-properties fo:margin-top="0cm" fo:margin-bottom="0.499cm" loext:contextual-spacing="false" fo:orphans="2" fo:widows="2"/>
    </style:style>
    <style:style style:name="P22" style:family="paragraph" style:parent-style-name="Standard_20__28_user_29_">
      <style:paragraph-properties fo:margin-top="0cm" fo:margin-bottom="0.499cm" loext:contextual-spacing="false" fo:orphans="2" fo:widows="2"/>
      <style:text-properties style:font-name="Courier New" fo:font-size="11pt" style:font-size-asian="11pt" style:font-name-complex="Courier New2" style:font-size-complex="11pt"/>
    </style:style>
    <style:style style:name="P23" style:family="paragraph" style:parent-style-name="Heading_20_3">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24" style:family="paragraph" style:parent-style-name="Text_20_body_20__28_user_29_">
      <style:paragraph-properties fo:margin-top="0cm" fo:margin-bottom="0.499cm" loext:contextual-spacing="false" fo:orphans="2" fo:widows="2"/>
      <style:text-properties style:font-name="Calibri" fo:font-size="11pt" style:font-name-asian="Times New Roman1" style:font-size-asian="11pt" style:font-name-complex="Calibri1" style:font-size-complex="11pt"/>
    </style:style>
    <style:style style:name="P25" style:family="paragraph" style:parent-style-name="Text_20_body_20__28_user_29_">
      <style:text-properties style:font-name="Calibri" fo:font-size="11pt" style:font-size-asian="11pt" style:font-name-complex="Calibri1" style:font-size-complex="11pt"/>
    </style:style>
    <style:style style:name="P26" style:family="paragraph" style:parent-style-name="Text_20_body_20__28_user_29_">
      <style:text-properties style:font-name="Calibri" style:font-name-complex="Calibri1"/>
    </style:style>
    <style:style style:name="P27" style:family="paragraph" style:parent-style-name="Standard_20__28_user_29_">
      <style:paragraph-properties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28" style:family="paragraph" style:parent-style-name="Standard_20__28_user_29_">
      <style:paragraph-properties fo:orphans="2" fo:widows="2"/>
      <style:text-properties style:font-name="Calibri" fo:font-size="11pt" style:font-size-asian="11pt" style:font-name-complex="Calibri1" style:font-size-complex="11pt"/>
    </style:style>
    <style:style style:name="P29" style:family="paragraph" style:parent-style-name="Standard_20__28_user_29_">
      <style:paragraph-properties fo:orphans="2" fo:widows="2"/>
      <style:text-properties style:font-name="Courier New" fo:font-size="11pt" style:font-size-asian="11pt" style:font-name-complex="Courier New2" style:font-size-complex="11pt"/>
    </style:style>
    <style:style style:name="P30" style:family="paragraph" style:parent-style-name="Standard_20__28_user_29_">
      <style:paragraph-properties fo:margin-left="0cm" fo:margin-right="0cm" fo:margin-top="0cm" fo:margin-bottom="0.499cm" loext:contextual-spacing="false" fo:orphans="2" fo:widows="2" fo:text-indent="1.251cm" style:auto-text-indent="false"/>
    </style:style>
    <style:style style:name="P31" style:family="paragraph" style:parent-style-name="Heading_20_3">
      <style:text-properties style:font-name="Calibri" fo:font-size="11pt" style:font-size-asian="11pt" style:font-name-complex="Calibri1"/>
    </style:style>
    <style:style style:name="P32" style:family="paragraph" style:parent-style-name="Heading_20_3">
      <style:text-properties style:font-name="Calibri" fo:font-size="11pt" style:font-size-asian="11pt" style:font-name-complex="Calibri1" style:font-size-complex="11pt"/>
    </style:style>
    <style:style style:name="P33" style:family="paragraph" style:parent-style-name="Standard_20__28_user_29_">
      <style:paragraph-properties fo:margin-top="0.101cm" fo:margin-bottom="0.6cm" loext:contextual-spacing="false" fo:orphans="2" fo:widows="2"/>
      <style:text-properties fo:color="#663366" style:font-name="Calibri" fo:font-size="11pt" fo:font-weight="bold" style:font-size-asian="11pt" style:font-weight-asian="bold" style:font-name-complex="Calibri1" style:font-size-complex="11pt" style:font-weight-complex="bold"/>
    </style:style>
    <style:style style:name="P34" style:family="paragraph" style:parent-style-name="Standard_20__28_user_29_">
      <style:paragraph-properties fo:margin-top="0cm" fo:margin-bottom="0.097cm" loext:contextual-spacing="false" fo:orphans="2" fo:widows="2"/>
      <style:text-properties fo:color="#000000" style:font-name="Calibri" fo:font-size="11pt" fo:font-weight="normal" officeooo:rsid="00077363" officeooo:paragraph-rsid="00077363" style:font-size-asian="11pt" style:font-weight-asian="normal" style:font-name-complex="Calibri1" style:font-size-complex="11pt" style:font-weight-complex="normal"/>
    </style:style>
    <style:style style:name="P35" style:family="paragraph" style:parent-style-name="Standard_20__28_user_29_">
      <style:paragraph-properties fo:margin-left="1.251cm" fo:margin-right="0cm" fo:margin-top="0cm" fo:margin-bottom="0.097cm" loext:contextual-spacing="false" fo:orphans="2" fo:widows="2" fo:text-indent="0cm" style:auto-text-indent="false"/>
      <style:text-properties fo:color="#000000" style:font-name="Calibri" fo:font-size="11pt" fo:font-weight="normal" officeooo:rsid="00077363" officeooo:paragraph-rsid="00077363" style:font-size-asian="11pt" style:font-weight-asian="normal" style:font-name-complex="Calibri1" style:font-size-complex="11pt" style:font-weight-complex="normal"/>
    </style:style>
    <style:style style:name="P36" style:family="paragraph" style:parent-style-name="Standard_20__28_user_29_" style:master-page-name="First_20_Page">
      <style:paragraph-properties fo:text-align="center" style:justify-single-word="false" fo:orphans="2" fo:widows="2" style:page-number="auto"/>
      <style:text-properties fo:color="#0070c0" style:font-name="Calibri" fo:font-size="18pt" fo:font-weight="bold" officeooo:paragraph-rsid="00093b07" style:font-size-asian="18pt" style:font-weight-asian="bold" style:font-name-complex="Calibri1" style:font-size-complex="18pt" style:font-weight-complex="bold"/>
    </style:style>
    <style:style style:name="P37" style:family="paragraph" style:parent-style-name="Standard_20__28_user_29_">
      <style:paragraph-properties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38" style:family="paragraph" style:parent-style-name="Standard_20__28_user_29_">
      <style:paragraph-properties fo:text-align="center" style:justify-single-word="false" fo:orphans="2" fo:widows="2"/>
      <style:text-properties fo:color="#0070c0" style:font-name="Calibri" fo:font-size="14pt" fo:font-weight="bold" officeooo:paragraph-rsid="00093b07" style:font-size-asian="14pt" style:font-weight-asian="bold" style:font-name-complex="Calibri1" style:font-size-complex="18pt" style:font-weight-complex="bold"/>
    </style:style>
    <style:style style:name="P39" style:family="paragraph" style:parent-style-name="Standard_20__28_user_29_">
      <style:paragraph-properties fo:text-align="center" style:justify-single-word="false" fo:orphans="2" fo:widows="2"/>
      <style:text-properties fo:color="#0070c0" style:font-name="Calibri" fo:font-size="18pt" fo:font-weight="bold" officeooo:paragraph-rsid="00093b07" style:font-size-asian="18pt" style:font-weight-asian="bold" style:font-name-complex="Calibri1" style:font-size-complex="18pt" style:font-weight-complex="bold"/>
    </style:style>
    <style:style style:name="P40" style:family="paragraph" style:parent-style-name="Standard_20__28_user_29_" style:list-style-name="WWNum5">
      <style:paragraph-properties fo:margin-top="0cm" fo:margin-bottom="0.499cm" loext:contextual-spacing="false" fo:orphans="2" fo:widows="2"/>
    </style:style>
    <style:style style:name="P41" style:family="paragraph" style:parent-style-name="Standard_20__28_user_29_" style:list-style-name="WWNum4">
      <style:paragraph-properties fo:margin-top="0cm" fo:margin-bottom="0.499cm" loext:contextual-spacing="false" fo:orphans="2" fo:widows="2"/>
    </style:style>
    <style:style style:name="P42" style:family="paragraph" style:parent-style-name="Standard_20__28_user_29_">
      <style:paragraph-properties fo:margin-top="0cm" fo:margin-bottom="0.499cm" loext:contextual-spacing="false" fo:text-align="center" style:justify-single-word="false" fo:orphans="2" fo:widows="2"/>
      <style:text-properties fo:color="#0070c0" style:font-name="Calibri" fo:font-size="14pt" fo:font-weight="bold" style:font-size-asian="14pt" style:font-weight-asian="bold" style:font-name-complex="Calibri1" style:font-size-complex="18pt" style:font-weight-complex="bold"/>
    </style:style>
    <style:style style:name="P43" style:family="paragraph" style:parent-style-name="Standard_20__28_user_29_">
      <style:paragraph-properties fo:margin-top="0cm" fo:margin-bottom="0.499cm" loext:contextual-spacing="false" fo:text-align="center" style:justify-single-word="false" fo:orphans="2" fo:widows="2"/>
      <style:text-properties fo:color="#0070c0" style:font-name="Calibri" fo:font-size="14pt" fo:font-weight="bold" officeooo:paragraph-rsid="00093b07" style:font-size-asian="14pt" style:font-weight-asian="bold" style:font-name-complex="Calibri1" style:font-size-complex="18pt" style:font-weight-complex="bold"/>
    </style:style>
    <style:style style:name="T1" style:family="text">
      <style:text-properties style:font-name="Calibri" fo:font-size="11pt" style:font-size-asian="11pt" style:font-name-complex="Calibri1"/>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style:font-size-asian="11pt" style:font-name-complex="Calibri1" style:font-size-complex="11pt" style:font-weight-complex="bold"/>
    </style:style>
    <style:style style:name="T4" style:family="text">
      <style:text-properties style:font-name="Calibri" fo:font-size="11pt" fo:font-style="italic" style:font-size-asian="11pt" style:font-style-asian="italic" style:font-name-complex="Calibri1"/>
    </style:style>
    <style:style style:name="T5" style:family="text">
      <style:text-properties style:font-name="Calibri" fo:font-size="11pt" fo:font-style="italic" style:font-size-asian="11pt" style:font-style-asian="italic" style:font-name-complex="Calibri1" style:font-size-complex="11pt" style:font-style-complex="italic"/>
    </style:style>
    <style:style style:name="T6" style:family="text">
      <style:text-properties style:font-name="Calibri" fo:font-size="11pt" fo:font-style="italic" style:font-name-asian="Times New Roman1" style:font-size-asian="11pt" style:font-style-asian="italic" style:font-name-complex="Calibri1" style:font-size-complex="11pt" style:font-style-complex="italic"/>
    </style:style>
    <style:style style:name="T7" style:family="text">
      <style:text-properties style:font-name="Calibri" fo:font-size="11pt" fo:font-weight="bold" style:font-size-asian="11pt" style:font-weight-asian="bold" style:font-name-complex="Calibri1" style:font-size-complex="11pt" style:font-weight-complex="bold"/>
    </style:style>
    <style:style style:name="T8" style:family="text">
      <style:text-properties style:font-name="Calibri" fo:font-size="11pt" style:text-underline-style="solid" style:text-underline-width="auto" style:text-underline-color="font-color" style:font-size-asian="11pt" style:font-name-complex="Calibri1" style:font-size-complex="11pt"/>
    </style:style>
    <style:style style:name="T9" style:family="text">
      <style:text-properties style:font-name="Calibri" fo:font-size="11pt" fo:font-weight="normal" style:font-size-asian="11pt" style:font-weight-asian="normal" style:font-name-complex="Calibri1" style:font-size-complex="11pt"/>
    </style:style>
    <style:style style:name="T10" style:family="text">
      <style:text-properties style:font-name="Calibri" fo:font-size="11pt" fo:font-weight="normal" style:font-size-asian="11pt" style:font-weight-asian="normal" style:font-name-complex="Calibri1" style:font-size-complex="11pt" style:font-weight-complex="normal"/>
    </style:style>
    <style:style style:name="T11" style:family="text">
      <style:text-properties style:font-name="Calibri" fo:font-size="11pt" style:font-name-asian="Times New Roman1" style:font-size-asian="11pt" style:font-name-complex="Calibri1" style:font-size-complex="11pt"/>
    </style:style>
    <style:style style:name="T12" style:family="text">
      <style:text-properties style:font-name="Calibri" fo:font-size="11pt" style:font-name-asian="Courier1" style:font-size-asian="11pt" style:font-name-complex="Calibri1" style:font-size-complex="11pt"/>
    </style:style>
    <style:style style:name="T13" style:family="text">
      <style:text-properties style:font-name="Calibri" fo:font-weight="normal" style:font-weight-asian="normal" style:font-name-complex="Calibri1"/>
    </style:style>
    <style:style style:name="T14" style:family="text">
      <style:text-properties fo:color="#00b050" style:font-name="Calibri" fo:font-size="11pt" style:font-size-asian="11pt" style:font-name-complex="Calibri1" style:font-size-complex="11pt"/>
    </style:style>
    <style:style style:name="T15" style:family="text">
      <style:text-properties fo:color="#00b050" style:font-name="Calibri" fo:font-size="11pt" style:font-size-asian="11pt" style:font-name-complex="Calibri1" style:font-size-complex="11pt" style:font-weight-complex="bold"/>
    </style:style>
    <style:style style:name="T16" style:family="text">
      <style:text-properties fo:color="#00b050" style:font-name="Calibri" fo:font-size="11pt" fo:font-weight="normal" style:font-size-asian="11pt" style:font-weight-asian="normal" style:font-name-complex="Calibri1" style:font-size-complex="11pt" style:font-weight-complex="normal"/>
    </style:style>
    <style:style style:name="T17" style:family="text">
      <style:text-properties style:font-name="Courier New" fo:font-size="11pt" style:font-size-asian="11pt" style:font-name-complex="Courier New2" style:font-size-complex="11pt"/>
    </style:style>
    <style:style style:name="T18" style:family="text">
      <style:text-properties officeooo:rsid="0008027b"/>
    </style:style>
    <style:style style:name="T19" style:family="text">
      <style:text-properties officeooo:rsid="00093b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LVB <text:span text:style-name="T19">Phylogeny Reconstruction Software Manual</text:span></text:p>
      <text:p text:style-name="P39"/>
      <text:p text:style-name="P39"/>
      <text:p text:style-name="P39"><text:span text:style-name="T19">Version </text:span>3.5</text:p>
      <text:p text:style-name="P27"/>
      <text:p text:style-name="P27"/>
      <text:p text:style-name="P12">January 2019</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7">Current <text:span text:style-name="T19">developers of LVB software releases:</text:span></text:p>
      <text:p text:style-name="P38">Joseph Guscott<text:line-break/>Daniel Barker</text:p>
      <text:p text:style-name="P12"/>
      <text:p text:style-name="P12"/>
      <text:p text:style-name="P27">Previous <text:span text:style-name="T19">developers:</text:span></text:p>
      <text:p text:style-name="P38">Miguel Pinheiro</text:p>
      <text:p text:style-name="P43">Fernando Guntoro<text:line-break/>Maximilian Strobl<text:line-break/>Chris Wood</text:p>
      <text:p text:style-name="P12"><text:soft-page-break/></text:p>
      <text:p text:style-name="P15"/>
      <text:p text:style-name="P14">Contents</text:p>
      <text:p text:style-name="P34">Copyright Notice<text:tab/><text:tab/><text:tab/>3</text:p>
      <text:p text:style-name="P34">Citing LVB<text:tab/><text:tab/><text:tab/><text:tab/>3</text:p>
      <text:p text:style-name="P34">Downloading and Compiling LVB<text:tab/>4</text:p>
      <text:p text:style-name="P35">Unpacking the source code<text:tab/>4</text:p>
      <text:p text:style-name="P35">Compilation<text:tab/><text:tab/><text:tab/>4</text:p>
      <text:p text:style-name="P35">Compiler options<text:tab/><text:tab/>5</text:p>
      <text:p text:style-name="P34">Running LVB<text:tab/><text:tab/><text:tab/><text:tab/>5</text:p>
      <text:p text:style-name="P34">Command-Line Options<text:tab/><text:tab/><text:tab/>5</text:p>
      <text:p text:style-name="P35">Algorithm Selection (-a)<text:tab/><text:tab/>5</text:p>
      <text:p text:style-name="P35">Bootstrapping (-b)<text:tab/><text:tab/>6</text:p>
      <text:p text:style-name="P35">Cooling Schedule (-c)<text:tab/><text:tab/>6</text:p>
      <text:p text:style-name="P35">Input File (-i)<text:tab/><text:tab/><text:tab/>6</text:p>
      <text:p text:style-name="P35">Data Matrix Format (-m)<text:tab/>6</text:p>
      <text:p text:style-name="P35">Outtree (-o)<text:tab/><text:tab/><text:tab/>9</text:p>
      <text:p text:style-name="P35">Threading (-p)<text:tab/><text:tab/><text:tab/>10</text:p>
      <text:p text:style-name="P35">Random Number Seed (-s)<text:tab/>10</text:p>
      <text:p text:style-name="P35">Trees (-t)<text:tab/><text:tab/><text:tab/>10</text:p>
      <text:p text:style-name="P35">Verbose (-v)<text:tab/><text:tab/><text:tab/>10</text:p>
      <text:p text:style-name="P34">Output<text:tab/><text:tab/><text:tab/><text:tab/><text:tab/>10</text:p>
      <text:p text:style-name="P35">Documentation<text:tab/><text:tab/><text:tab/>11</text:p>
      <text:p text:style-name="P34">Support and Registration<text:tab/><text:tab/>11</text:p>
      <text:p text:style-name="P34">Acknowledgements<text:tab/><text:tab/><text:tab/>11</text:p>
      <text:p text:style-name="P34">References<text:tab/><text:tab/><text:tab/><text:tab/>11</text:p>
      <text:p text:style-name="P33"/>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ext:soft-page-break/></text:h>
      <text:h text:style-name="P4" text:outline-level="1"><text:bookmark-start text:name="_Toc536350046"/><text:bookmark-start text:name="__RefHeading___Toc1691_3632104200"/>Copyright Notice<text:bookmark-end text:name="_Toc536350046"/><text:bookmark-end text:name="__RefHeading___Toc1691_3632104200"/></text:h>
      <text:p text:style-name="P17">Part of this document is based on PHYLIP documentation (see ‘Acknowledgements’, below).</text:p>
      <text:p text:style-name="P17">The PHYLIP component of this document:</text:p>
      <text:p text:style-name="P17">© Copyright 1980-2014, Joseph Felsenstein.<text:line-break/>All rights reserved.</text:p>
      <text:p text:style-name="P17">The remainder of this document:</text:p>
      <text:p text:style-name="P28">© Copyright 2003 – 2012 by Daniel Barker.<text:line-break/>© Copyright 2013 – 2014 by Daniel Barker and Maximilian Strobl.<text:line-break/>© Copyright 2014 by Daniel Barker, Miguel Pinheiro and Maximilian Strobl.<text:line-break/>© Copyright 2015 by Daniel Barker, Miguel Pinheiro, Maximilian Strobl and Chris Wood.</text:p>
      <text:p text:style-name="P18">© Copyright 2019 by Daniel Barker, Miguel Pinheiro, Joseph Guscott, <text:span text:style-name="T18">Fernando Guntoro, </text:span>Maximilian Strobl and Chris Wood.<text:line-break/>All rights reserved.</text:p>
      <text:p text:style-name="P17">Redistribution and use in source and binary forms, with or without modification, are permitted provided that the following conditions are met:</text:p>
      <text:p text:style-name="P17">1. Redistributions of source code must retain the above copyright notice, this list of conditions and the following disclaimer.</text:p>
      <text:p text:style-name="P17">2. Redistributions in binary form must reproduce the above copyright notice, this list of conditions and the following disclaimer in the documentation and/or other materials provided with the distribution.</text:p>
      <text:p text:style-name="P17">3. Neither the name of the copyright holder nor the names of its contributors may be used to endorse or promote products derived from this software without specific prior written permission.</text:p>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5" text:outline-level="1"><text:bookmark-start text:name="_Toc536350047"/><text:bookmark-start text:name="__RefHeading___Toc1693_3632104200"/>Citing LVB<text:bookmark-end text:name="_Toc536350047"/><text:bookmark-end text:name="__RefHeading___Toc1693_3632104200"/></text:h>
      <text:p text:style-name="P2">Please cite the following paper if you use LVB:</text:p>
      <text:p text:style-name="P2"/>
      <text:p text:style-name="Standard"><text:span text:style-name="T2">Barker, D. 2004. LVB: Parsimony and simulated annealing in the search for phylogenetic trees. </text:span><text:span text:style-name="T5">Bioinformatics</text:span><text:span text:style-name="T2">, </text:span><text:span text:style-name="T7">20</text:span><text:span text:style-name="T2">, 274-275.</text:span></text:p>
      <text:p text:style-name="Standard"><text:a xlink:type="simple" xlink:href="https://pdfs.semanticscholar.org/dbaf/d98ffe1eb1309587c923d2f555f98951a652.pdf" text:style-name="Internet_20_link" text:visited-style-name="Visited_20_Internet_20_Link"><text:span text:style-name="Internet_20_link"><text:span text:style-name="T14">https://pdfs.semanticscholar.org/dbaf/d98ffe1eb1309587c923d2f555f98951a652.pdf</text:span></text:span></text:a></text:p>
      <text:p text:style-name="P2"/>
      <text:p text:style-name="P2">Supplementary material:</text:p>
      <text:p text:style-name="Standard"><text:soft-page-break/><text:a xlink:type="simple" xlink:href="http://lvb.bio.ed.ac.uk/lvb/sites/sbsweb2.bio.ed.ac.uk.lvb/files/barker_lvb_2004_supp_info.pdf" text:style-name="Internet_20_link" text:visited-style-name="Visited_20_Internet_20_Link"><text:span text:style-name="Internet_20_link"><text:span text:style-name="T14">http://LVB.bio.ed.ac.uk/LVB/sites/sbsweb2.bio.ed.ac.uk.LVB/files/barker_LVB_2004_supp_info.pdf</text:span></text:span></text:a></text:p>
      <text:p text:style-name="P2"/>
      <text:p text:style-name="P2">The following may also be relevant:</text:p>
      <text:p text:style-name="P2"/>
      <text:p text:style-name="Standard"><text:span text:style-name="T2">LVB Web site. </text:span><text:a xlink:type="simple" xlink:href="http://lvb.bio.ed.ac.uk/" text:style-name="Internet_20_link" text:visited-style-name="Visited_20_Internet_20_Link"><text:span text:style-name="Internet_20_link"><text:span text:style-name="T14">http://lvb.bio.ed.ac.uk/</text:span></text:span></text:a><text:span text:style-name="T14"> </text:span></text:p>
      <text:p text:style-name="Standard"><text:span text:style-name="T2">Barker, D. 1999. </text:span><text:span text:style-name="T5">Simulated annealing in the Search for Phylogenetic Trees</text:span><text:span text:style-name="T2">. PhD Thesis, University of Edinburgh. </text:span><text:a xlink:type="simple" xlink:href="https://www.era.lib.ed.ac.uk/handle/1842/10326" text:style-name="Internet_20_link" text:visited-style-name="Visited_20_Internet_20_Link"><text:span text:style-name="Internet_20_link"><text:span text:style-name="T14">https://www.era.lib.ed.ac.uk/handle/1842/10326</text:span></text:span></text:a><text:span text:style-name="T14"> </text:span></text:p>
      <text:p text:style-name="Standard"><text:span text:style-name="T2">Barker, D. 1997. </text:span><text:span text:style-name="T5">LVB 1.0: Reconstructing Evolution with Parsimony and Simulated Annealing</text:span><text:span text:style-name="T2"> (Edinburgh: Daniel Barker)</text:span></text:p>
      <text:p text:style-name="P2"/>
      <text:p text:style-name="P28">Please send any questions or LVB bug reports to: </text:p>
      <text:p text:style-name="P30"><text:span text:style-name="T2">Daniel Barker, email: </text:span><text:a xlink:type="simple" xlink:href="mailto:Daniel.Barker@ed.ac.uk" text:style-name="Internet_20_link" text:visited-style-name="Visited_20_Internet_20_Link"><text:span text:style-name="Internet_20_link"><text:span text:style-name="T2">Daniel.Barker@ed.ac.uk</text:span></text:span></text:a></text:p>
      <text:p text:style-name="P14">Introduction</text:p>
      <text:p text:style-name="P21"><text:span text:style-name="Strong_20_Emphasis"><text:span text:style-name="T9">LVB</text:span></text:span><text:span text:style-name="T2"> seeks parsimonious trees from an aligned nucleotide data matrix. It uses heuristic searches consisting of simulated annealing followed by hill-climbing (NNI, SPR, and TBR). In contrast to the more usual heuristic searches used to find parsimonious trees (e.g. stepwise addition followed by hill-climbing), simulated annealing can escape from local optima. Especially with large data matrices, the simulated annealing heuristic may run faster and/or find shorter trees.</text:span></text:p>
      <text:h text:style-name="P3" text:outline-level="1"><text:bookmark-start text:name="_Toc536350048"/><text:bookmark-start text:name="__RefHeading___Toc1695_3632104200"/>Downloading and Compiling LVB<text:bookmark-end text:name="_Toc536350048"/><text:bookmark-end text:name="__RefHeading___Toc1695_3632104200"/></text:h>
      <text:p text:style-name="P19">LVB is available from the following sources:</text:p>
      <text:p text:style-name="P21"><text:span text:style-name="T3">Dedicated web page:</text:span><text:span text:style-name="T7"> </text:span><text:a xlink:type="simple" xlink:href="http://lvb.bio.ed.ac.uk/" text:style-name="Internet_20_link" text:visited-style-name="Visited_20_Internet_20_Link"><text:span text:style-name="Internet_20_link"><text:span text:style-name="T15">http://lvb.bio.ed.ac.uk/</text:span></text:span></text:a></text:p>
      <text:p text:style-name="P21"><text:span text:style-name="T3">GitHub:</text:span><text:span text:style-name="T7"> </text:span><text:a xlink:type="simple" xlink:href="https://github.com/phylolvb/lvb" text:style-name="Internet_20_link" text:visited-style-name="Visited_20_Internet_20_Link"><text:span text:style-name="Internet_20_link"><text:span text:style-name="T15">https://github.com/phylolvb/lvb</text:span></text:span></text:a></text:p>
      <text:p text:style-name="P21"><text:span text:style-name="Strong_20_Emphasis"><text:span text:style-name="T9">LVB</text:span></text:span><text:span text:style-name="T2"> is available at the LVB Web page, or GitHub as ready-to-run software for all UNIX-like systems, including Raspbian Linux on the Raspberry Pi.</text:span></text:p>
      <text:p text:style-name="P21"><text:span text:style-name="T2">Assuming your system is UNIX-like, uses GNU </text:span><text:span text:style-name="HTML_20_Code"><text:span text:style-name="T2">make,</text:span></text:span><text:span text:style-name="T2"> has Perl, and LibreOffice installed, follow the instructions below. </text:span></text:p>
      <text:h text:style-name="P31" text:outline-level="3"><text:bookmark-start text:name="_Toc536350049"/><text:bookmark-start text:name="__RefHeading___Toc1697_3632104200"/><text:bookmark text:name="unpacking_the_source_code"/>Unpacking the source code<text:bookmark-end text:name="_Toc536350049"/><text:bookmark-end text:name="__RefHeading___Toc1697_3632104200"/></text:h>
      <text:p text:style-name="P21"><text:span text:style-name="T2">LVB can be unpacked from source. Assuming ‘</text:span><text:span text:style-name="HTML_20_Code"><text:span text:style-name="T2">LVB_3.5_source.tar.gz’</text:span></text:span><text:span text:style-name="T2"> is in the current directory, use the terminal to enter the following commands:</text:span></text:p>
      <text:p text:style-name="P11"><text:span text:style-name="HTML_20_Code"><text:span text:style-name="T17">tar xzvf LVB_3.5_source.tar.gz</text:span></text:span></text:p>
      <text:p text:style-name="P21"><text:span text:style-name="T2">This gives you the main directory ‘</text:span><text:span text:style-name="HTML_20_Code"><text:span text:style-name="T2">LVB_3.5_source’</text:span></text:span><text:span text:style-name="T2"> with a single subdirectory, ‘LVB’.</text:span></text:p>
      <text:p text:style-name="P17">Alternatively, the LVB repository can be cloned directly from GitHub using the ‘git clone’ command:</text:p>
      <text:p text:style-name="P22">git clone https://github.com/phylolvb/lvb.git</text:p>
      <text:h text:style-name="P31" text:outline-level="3"><text:bookmark text:name="compilation"/><text:bookmark-start text:name="__RefHeading___Toc1699_3632104200"/><text:bookmark-start text:name="_Toc536350050"/><text:bookmark text:name="compiler_flags"/>Compilation<text:bookmark-end text:name="__RefHeading___Toc1699_3632104200"/><text:bookmark-end text:name="_Toc536350050"/></text:h>
      <text:p text:style-name="P21"><text:span text:style-name="T2">After any edits to </text:span><text:span text:style-name="HTML_20_Code"><text:span text:style-name="T2">Makefile (if required)</text:span></text:span><text:span text:style-name="T2">, then assuming you begin in the </text:span><text:span text:style-name="HTML_20_Code"><text:span text:style-name="T2">LVB_3.5_source/LVB</text:span></text:span><text:span text:style-name="T2"> directory, the following sequence of commands will build </text:span><text:span text:style-name="Strong_20_Emphasis"><text:span text:style-name="T9">LVB</text:span></text:span><text:span text:style-name="T2"> and test it:</text:span></text:p>
      <text:p text:style-name="P11"><text:soft-page-break/><text:span text:style-name="HTML_20_Code"><text:span text:style-name="T17">make</text:span></text:span><text:span text:style-name="HTML_20_Code"><text:span text:style-name="T2"><text:line-break/></text:span></text:span><text:span text:style-name="HTML_20_Code"><text:span text:style-name="T17">make test</text:span></text:span></text:p>
      <text:p text:style-name="P17">Results of the above commands are:</text:p>
      <text:list xml:id="list2833707043" text:style-name="WWNum5">
        <text:list-item>
          <text:p text:style-name="P40"><text:span text:style-name="T2">A report on the tests, which is sent to the screen. All tests should pass. Any failure may indicate that </text:span><text:span text:style-name="Strong_20_Emphasis"><text:span text:style-name="T9">LVB</text:span></text:span><text:span text:style-name="T2"> will not work properly on your system.</text:span></text:p>
        </text:list-item>
      </text:list>
      <text:list xml:id="list1213133168" text:style-name="WWNum4">
        <text:list-item>
          <text:p text:style-name="P41"><text:span text:style-name="T2">A stand-alone executable file, </text:span><text:span text:style-name="HTML_20_Code"><text:span text:style-name="T2">LVB</text:span></text:span><text:span text:style-name="T2">. This is all that is required to run the program.</text:span></text:p>
        </text:list-item>
        <text:list-item>
          <text:p text:style-name="P41"><text:span text:style-name="T2">Internal documentation of the LVB program, consisting of HTML files in the </text:span><text:span text:style-name="HTML_20_Code"><text:span text:style-name="T2">docs_programmer</text:span></text:span><text:span text:style-name="T2"> directory (see below).</text:span></text:p>
        </text:list-item>
      </text:list>
      <text:p text:style-name="P21"><text:span text:style-name="T2">After changing the source code or </text:span><text:span text:style-name="HTML_20_Code"><text:span text:style-name="T2">Makefile</text:span></text:span><text:span text:style-name="T2">, it is safer to always make again from scratch:</text:span></text:p>
      <text:p text:style-name="P29">make clean</text:p>
      <text:p text:style-name="P29">make </text:p>
      <text:p text:style-name="P22">make test</text:p>
      <text:h text:style-name="P31" text:outline-level="3"><text:bookmark-start text:name="_Toc536350051"/><text:bookmark-start text:name="__RefHeading___Toc1701_3632104200"/>Compiler options<text:bookmark-end text:name="_Toc536350051"/><text:bookmark-end text:name="__RefHeading___Toc1701_3632104200"/></text:h>
      <text:p text:style-name="P21"><text:span text:style-name="T2">By default, LVB is built using compiler options which make sense for the GNU C compiler (gcc) on 64-bit, AMD- or Intel-based Linux systems. For such systems, </text:span><text:span text:style-name="HTML_20_Code"><text:span text:style-name="T2">LVB/Makefile</text:span></text:span><text:span text:style-name="T2"> will work as-is.</text:span></text:p>
      <text:p text:style-name="P21"><text:span text:style-name="T2">When compiling for a 32-bit Linux system, for example, old Intel hardware or the Raspberry Pi, changes must be made to </text:span><text:span text:style-name="HTML_20_Code"><text:span text:style-name="T2">Makefile</text:span></text:span><text:span text:style-name="T2">.</text:span></text:p>
      <text:h text:style-name="P3" text:outline-level="1"><text:bookmark-start text:name="_Toc536350052"/><text:bookmark-start text:name="__RefHeading___Toc1703_3632104200"/>Running LVB<text:bookmark-end text:name="_Toc536350052"/><text:bookmark-end text:name="__RefHeading___Toc1703_3632104200"/></text:h>
      <text:p text:style-name="P21"><text:bookmark text:name="running_lvb"/><text:bookmark text:name="description"/><text:span text:style-name="Strong_20_Emphasis"><text:span text:style-name="T9">LVB</text:span></text:span><text:span text:style-name="T2"> is a command-line program.</text:span></text:p>
      <text:p text:style-name="P21"><text:span text:style-name="Strong_20_Emphasis"><text:span text:style-name="T13">By default, </text:span></text:span><text:span text:style-name="Strong_20_Emphasis"><text:span text:style-name="T9">LVB</text:span></text:span><text:span text:style-name="T2"> reads the alignment file from the current directory (folder) and writes its main output to a file in the current directory. Command-line options may be used to specify non-default locations for input and output, the matrix format (PHYLIP by defaul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9">LVB</text:span></text:span><text:span text:style-name="T2"> logs progress information and errors to the screen.</text:span></text:p>
      <text:h text:style-name="P3" text:outline-level="1"><text:bookmark-start text:name="_Toc536350053"/><text:bookmark-start text:name="__RefHeading___Toc1705_3632104200"/><text:bookmark text:name="macos_x"/>Command-Line Options<text:bookmark-end text:name="_Toc536350053"/><text:bookmark-end text:name="__RefHeading___Toc1705_3632104200"/></text:h>
      <text:p text:style-name="P16">Help (-? or -h)</text:p>
      <text:p text:style-name="P17">For help type:</text:p>
      <text:p text:style-name="P1">LVB -?</text:p>
      <text:h text:style-name="P31" text:outline-level="3"><text:bookmark-start text:name="_Toc536350054"/><text:bookmark-start text:name="__RefHeading___Toc1707_3632104200"/>Algorithm Selection (-a)<text:bookmark-end text:name="_Toc536350054"/><text:bookmark-end text:name="__RefHeading___Toc1707_3632104200"/></text:h>
      <text:p text:style-name="P1">LVB comprises three algorithms. The first algorithm (-a0) utilises branch-swapping algorithms in an alternating procedure, interchanging between NNI and SPR for any given number of iterations as a method of refining topologies in a hill-climbing methodology. The second algorithm (-a1) incorporates TBR into the iterative alternating procedure of algorithm one. Algorithm three (-a2) operates a self-learning approach <text:soft-page-break/>whereby branch-swapping algorithms are selected based on previous success/failures at identifying more parsimonious phylogenies.</text:p>
      <text:p text:style-name="P1"/>
      <text:p text:style-name="P1">The default is algorithm one (NNI + SPR)</text:p>
      <text:p text:style-name="P1"/>
      <text:p text:style-name="Standard"><text:span text:style-name="T4">Example</text:span><text:span text:style-name="T1">. Select algorithm 2 (NNI + SPR + TBR)</text:span></text:p>
      <text:p text:style-name="P1"/>
      <text:p text:style-name="P1">LVB -a2</text:p>
      <text:p text:style-name="P1"/>
      <text:h text:style-name="P23" text:outline-level="3"><text:bookmark-start text:name="_Toc536350055"/><text:bookmark-start text:name="__RefHeading___Toc1709_3632104200"/>Bootstrapping (-b)<text:bookmark-end text:name="_Toc536350055"/><text:bookmark-end text:name="__RefHeading___Toc1709_3632104200"/></text:h>
      <text:p text:style-name="P21"><text:span text:style-name="Strong_20_Emphasis"><text:span text:style-name="T9">LVB</text:span></text:span><text:span text:style-name="T2"> allows from 1 to 1000000 bootstrap replicates. For each replicate, a bootstrap sample of sites in the alignment is generated and analysed.</text:span></text:p>
      <text:p text:style-name="P21"><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9">LVB</text:span></text:span><text:span text:style-name="T2"> the probability of sampling a site is equal for all sites, irrespective of whether the site varies or is constant.</text:span></text:p>
      <text:p text:style-name="P17">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17">The default is zero (no bootstrapping).</text:p>
      <text:p text:style-name="P7"><text:span text:style-name="T5">Example</text:span><text:span text:style-name="T2">. Perform 100 bootstraps:</text:span></text:p>
      <text:p text:style-name="P1">LVB -b 100</text:p>
      <text:p text:style-name="P1"/>
      <text:h text:style-name="P10" text:outline-level="3"><text:bookmark-start text:name="_Toc536350056"/><text:bookmark-start text:name="__RefHeading___Toc1711_3632104200"/>Cooling Schedule (-c)<text:bookmark-end text:name="_Toc536350056"/><text:bookmark-end text:name="__RefHeading___Toc1711_3632104200"/></text:h>
      <text:p text:style-name="P21"><text:span text:style-name="T2">There are two types of cooling schedule. ‘Geometric’ (g) causes </text:span><text:span text:style-name="Strong_20_Emphasis"><text:span text:style-name="T2">LVB</text:span></text:span><text:span text:style-name="T2"> to run rapidly and usually gives results of good quality. (In the simulated annealing heuristic search, the relationship between one level of the ‘temperature’ and the next is set to exponential decay.) This is the default. ‘Linear’ (l) causes </text:span><text:span text:style-name="Strong_20_Emphasis"><text:span text:style-name="T2">LVB</text:span></text:span><text:span text:style-name="T2"> to run more slowly and may give results of even better quality. (The relation between one level of the ‘temperature’ and the next is set to linear decrease.)</text:span></text:p>
      <text:p text:style-name="P21"><text:span text:style-name="T5">Example</text:span><text:span text:style-name="T2">. The following sets the cooling schedule to linear:</text:span></text:p>
      <text:p text:style-name="P1">LVB -c l</text:p>
      <text:h text:style-name="P32" text:outline-level="3"><text:bookmark-start text:name="_Toc536350057"/><text:bookmark-start text:name="__RefHeading___Toc1713_3632104200"/>Input File (-i)<text:bookmark-end text:name="_Toc536350057"/><text:bookmark-end text:name="__RefHeading___Toc1713_3632104200"/></text:h>
      <text:p text:style-name="P20">The default input file name for the MSA is ‘infile’, but it is possible to define another name.</text:p>
      <text:p text:style-name="P21"><text:span text:style-name="T6">Example</text:span><text:span text:style-name="T11">. Use the file ‘alignment.phy’ as input:</text:span></text:p>
      <text:p text:style-name="P20">LVB -i alignment.phy</text:p>
      <text:p text:style-name="P20">See also ‘Data matrix format (-m)’.</text:p>
      <text:h text:style-name="P10" text:outline-level="3"><text:bookmark-start text:name="_Toc536350058"/><text:bookmark-start text:name="__RefHeading___Toc1715_3632104200"/><text:soft-page-break/>Data Matrix Format (-m)<text:bookmark-end text:name="_Toc536350058"/><text:bookmark-end text:name="__RefHeading___Toc1715_3632104200"/></text:h>
      <text:p text:style-name="P21"><text:span text:style-name="Strong_20_Emphasis"><text:span text:style-name="T2">LVB</text:span></text:span><text:span text:style-name="T2"> can read matrices in PHYLIP 3.6 </text:span><text:span text:style-name="Emphasis"><text:span text:style-name="T2">interleaved,</text:span></text:span><text:span text:style-name="T2"> PHYLIP 3.6 </text:span><text:span text:style-name="Emphasis"><text:span text:style-name="T2">sequential, FASTA, Nexus, MSF and Clustal </text:span></text:span><text:span text:style-name="T2">format. These are described in the section, below.</text:span></text:p>
      <text:p text:style-name="P17">Use this option to specify what format your data is [phylip|fasta|nexus|msf|clustal].</text:p>
      <text:p text:style-name="P17">The default is PHYLIP.</text:p>
      <text:p text:style-name="P21"><text:span text:style-name="T5">Example</text:span><text:span text:style-name="T2">. The following specifies the input is in Fasta format:</text:span></text:p>
      <text:p text:style-name="P17">LVB -m fasta</text:p>
      <text:p text:style-name="P17">See also ‘Input file name (-i)’.</text:p>
      <text:p text:style-name="P8">Note on format</text:p>
      <text:p text:style-name="P17">The simplest type of data matrix in PHYLIP 3.6 format looks something like this:</text:p>
      <text:p text:style-name="P6"><text:span text:style-name="HTML_20_Code"><text:span text:style-name="T12"><text:s/></text:span></text:span><text:span text:style-name="HTML_20_Code"><text:span text:style-name="T2">6 13<text:line-break/>Archaeopt CGATGCTTAC CGC<text:line-break/>HesperorniCGTTACTCGT TGT<text:line-break/>BaluchitheTAATGTTAAT TGT<text:line-break/>B. virginiTAATGTTCGT TGT<text:line-break/>BrontosaurCAAAACCCAT CAT<text:line-break/>B.subtilisGGCAGCCAAT CAC</text:span></text:span></text:p>
      <text:p text:style-name="P17">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21"><text:span text:style-name="T2">The name should come right at the start of the line, without any preceding blanks or tabs. It should be ten characters in length, filled out to the full ten characters by trailing blanks if shorter. Any printable ASCII character is allowed in the name, </text:span><text:span text:style-name="T5">except</text:span><text:span text:style-name="T2"> for parentheses ‘(’ and ‘)’, square brackets ‘[’ and ‘]’, colon ‘:’, semicolon ‘;’ and comma ‘,’. If you forget to extend the names to ten characters in length by blanks, an error message will result.</text:span></text:p>
      <text:p text:style-name="P17">The biological characters (bases or gaps) are each a single ASCII character, sometimes separated by blanks.</text:p>
      <text:p text:style-name="P21"><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the interleaved format:</text:span></text:p>
      <text:p text:style-name="P6"><text:soft-page-break/><text:span text:style-name="HTML_20_Code"><text:span text:style-name="T12"><text:s/></text:span></text:span><text:span text:style-name="HTML_20_Code"><text:span text:style-name="T2">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7">while in a sequential format the same sequences would be:</text:p>
      <text:p text:style-name="P21"><text:span text:style-name="HTML_20_Code"><text:span text:style-name="T12"><text:s/></text:span></text:span><text:span text:style-name="HTML_20_Code"><text:span text:style-name="T2">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21"><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2">BAD BASE</text:span></text:span><text:span text:style-name="T2"> error message often indicates that the wrong format has been specified.</text:span></text:p>
      <text:p text:style-name="P17">Note that a portion of a sequence like this:</text:p>
      <text:p text:style-name="P11"><text:span text:style-name="HTML_20_Code"><text:span text:style-name="T2">300 AAGCGTGAAC GTTGTACTAA TRCAG</text:span></text:span></text:p>
      <text:p text:style-name="P17">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21"><text:span text:style-name="T7">LVB</text:span><text:span text:style-name="T2"> may have difficulties with spaces at the end of lines. The symptoms of this problem are that </text:span><text:span text:style-name="T7">LVB</text:span><text:span text:style-name="T2"> complains about a </text:span><text:span text:style-name="HTML_20_Code"><text:span text:style-name="T2">BAD BASE</text:span></text:span><text:span text:style-name="T2">, and you can find no other cause for this complaint. The problem may be avoided by deleting any spaces at the end of lines.</text:span></text:p>
      <text:p text:style-name="P21"><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21"><text:span text:style-name="T5">Bases</text:span><text:span text:style-name="T2">. 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2">A</text:span></text:span><text:span text:style-name="T2">, </text:span><text:span text:style-name="HTML_20_Code"><text:span text:style-name="T2">B</text:span></text:span><text:span text:style-name="T2">, </text:span><text:span text:style-name="HTML_20_Code"><text:span text:style-name="T2">C</text:span></text:span><text:span text:style-name="T2">, </text:span><text:span text:style-name="HTML_20_Code"><text:span text:style-name="T2">D</text:span></text:span><text:span text:style-name="T2">, </text:span><text:span text:style-name="HTML_20_Code"><text:span text:style-name="T2">G</text:span></text:span><text:span text:style-name="T2">, </text:span><text:span text:style-name="HTML_20_Code"><text:span text:style-name="T2">H</text:span></text:span><text:span text:style-name="T2">, </text:span><text:span text:style-name="HTML_20_Code"><text:span text:style-name="T2">K</text:span></text:span><text:span text:style-name="T2">, </text:span><text:span text:style-name="HTML_20_Code"><text:span text:style-name="T2">M</text:span></text:span><text:span text:style-name="T2">, </text:span><text:span text:style-name="HTML_20_Code"><text:span text:style-name="T2">N</text:span></text:span><text:span text:style-name="T2">, </text:span><text:span text:style-name="HTML_20_Code"><text:span text:style-name="T2">R</text:span></text:span><text:span text:style-name="T2">, </text:span><text:span text:style-name="HTML_20_Code"><text:span text:style-name="T2">S</text:span></text:span><text:span text:style-name="T2">, </text:span><text:span text:style-name="HTML_20_Code"><text:span text:style-name="T2">T</text:span></text:span><text:span text:style-name="T2">, </text:span><text:span text:style-name="HTML_20_Code"><text:span text:style-name="T2">U</text:span></text:span><text:span text:style-name="T2">, </text:span><text:span text:style-name="HTML_20_Code"><text:span text:style-name="T2">V</text:span></text:span><text:span text:style-name="T2">, </text:span><text:span text:style-name="HTML_20_Code"><text:span text:style-name="T2">W</text:span></text:span><text:span text:style-name="T2">, </text:span><text:span text:style-name="HTML_20_Code"><text:span text:style-name="T2">X</text:span></text:span><text:span text:style-name="T2">, </text:span><text:span text:style-name="HTML_20_Code"><text:span text:style-name="T2">Y</text:span></text:span><text:span text:style-name="T2">, </text:span><text:span text:style-name="HTML_20_Code"><text:span text:style-name="T2">?</text:span></text:span><text:span text:style-name="T2">, </text:span><text:soft-page-break/><text:span text:style-name="T2">or </text:span><text:span text:style-name="HTML_20_Code"><text:span text:style-name="T2">-</text:span></text:span><text:span text:style-name="T2"> (a period is not allowed, because it is used in different senses in different programs). Blanks will be ignored, and so will numerical digits.</text:span></text:p>
      <text:p text:style-name="P17">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6"><text:span text:style-name="HTML_20_Code"><text:span text:style-name="T8">Symbol:<text:tab/>Meaning: <text:s text:c="30"/></text:span></text:span><text:span text:style-name="HTML_20_Code"><text:span text:style-name="T2"><text:line-break/>A<text:tab/>Adenine<text:line-break/>G<text:tab/>Guanine<text:line-break/>C<text:tab/>Cytosine<text:line-break/>T<text:tab/>Thymine<text:line-break/>U<text:tab/>Uracil (treated as T by LVB)<text:line-break/>Y<text:tab/>pYrimidine (C or T)<text:line-break/>R<text:tab/>puRine (A or G)<text:line-break/>W<text:tab/>‘Weak’ (A or T)<text:line-break/>S<text:tab/>‘Strong’ (C or G)<text:line-break/>K<text:tab/>‘Keto’ (T or G)<text:line-break/>M<text:tab/>‘aMino’ (C or A)<text:line-break/>B<text:tab/>not A (C or G or T)<text:line-break/>D<text:tab/>not C (A or G or T)<text:line-break/>H<text:tab/>not G (A or C or T)<text:line-break/>V<text:tab/>not T (A or C or G)<text:line-break/>N<text:tab/>aNy base (A or C or G or T)<text:line-break/>X<text:tab/>any base (A or C or G or T)<text:line-break/>?<text:tab/>unknown (A or C or G or T)<text:line-break/></text:span></text:span><text:span text:style-name="HTML_20_Code"><text:span text:style-name="T8">-<text:tab/>unknown (A or C or G or T)</text:span></text:span></text:p>
      <text:h text:style-name="P31" text:outline-level="3"><text:bookmark-start text:name="_Toc536350059"/><text:bookmark-start text:name="__RefHeading___Toc1717_3632104200"/>Outtree (-o)<text:bookmark-end text:name="_Toc536350059"/><text:bookmark-end text:name="__RefHeading___Toc1717_3632104200"/></text:h>
      <text:p text:style-name="P17">Without bootstrapping, the output file contains the most parsimonious tree or trees found. With bootstrapping, the output file contains one most parsimonious tree found for each replicate.</text:p>
      <text:p text:style-name="P17">Trees use a subset of the ‘Newick standard’ tree format. This is accepted by many other programs.</text:p>
      <text:p text:style-name="P21"><text:span text:style-name="T2">Trees may be converted to graphics files using the </text:span><text:span text:style-name="HTML_20_Code"><text:span text:style-name="T2">drawtree</text:span></text:span><text:span text:style-name="T2"> program of the PHYLIP package. They may also be viewed and printed using the separate program, Mesquite.</text:span></text:p>
      <text:p text:style-name="P21"><text:span text:style-name="T2">Without bootstrapping, if more than one equally parsimonious tree is found, these may be combined in various ways using </text:span><text:span text:style-name="HTML_20_Code"><text:span text:style-name="T2">consense</text:span></text:span><text:span text:style-name="T2"> in the PHYLIP package. With bootstrapping, </text:span><text:span text:style-name="HTML_20_Code"><text:span text:style-name="T2">consense</text:span></text:span><text:span text:style-name="T2"> is useful to generate the majority rule consensus tree.</text:span></text:p>
      <text:p text:style-name="P21"><text:span text:style-name="T2">Output trees are unrooted, and branch lengths are not given. Some software (e.g. Mesquite) will display these trees as if they are rooted, but </text:span><text:span text:style-name="T5">the default root position is entirely arbitrary. It must not be regarded as biologically meaningful</text:span><text:span text:style-name="T2">.</text:span></text:p>
      <text:p text:style-name="P21"><text:span text:style-name="T2">Trees may be rooted in the </text:span><text:span text:style-name="HTML_20_Code"><text:span text:style-name="T2">retree</text:span></text:span><text:span text:style-name="T2"> program of the PHYLIP package. Trees may also be rooted, and branch lengths (under various models of character state change) may be obtained by importing the data matrix and tree into Mesquite.</text:span></text:p>
      <text:p text:style-name="P7"><text:soft-page-break/><text:span text:style-name="T2">The default file name is </text:span><text:span text:style-name="HTML_20_Code"><text:span text:style-name="T2">outtree.</text:span></text:span></text:p>
      <text:p text:style-name="P21"><text:span text:style-name="HTML_20_Code"><text:span text:style-name="T2">Example. Output to a file named trees.phy:</text:span></text:span></text:p>
      <text:p text:style-name="P21"><text:span text:style-name="HTML_20_Code"><text:span text:style-name="T2">LVB -o trees.phy</text:span></text:span></text:p>
      <text:h text:style-name="P10" text:outline-level="3"><text:bookmark-start text:name="_Toc536350060"/><text:bookmark-start text:name="__RefHeading___Toc1719_3632104200"/>Threading (-p)<text:bookmark-end text:name="_Toc536350060"/><text:bookmark-end text:name="__RefHeading___Toc1719_3632104200"/></text:h>
      <text:p text:style-name="P21"><text:span text:style-name="Strong_20_Emphasis"><text:span text:style-name="T2">LVB</text:span></text:span><text:span text:style-name="T2"> allows the use of multiple threads, which can make it run faster on a multi-core computer. The number of threads is adjusted internally to suit your data, and may be fewer than requested. The default is to use one thread.</text:span></text:p>
      <text:p text:style-name="P21"><text:span text:style-name="T5">Example</text:span><text:span text:style-name="T2">. Run </text:span><text:span text:style-name="T7">LVB</text:span><text:span text:style-name="T2"> using two threads:</text:span></text:p>
      <text:p text:style-name="P1"><text:bookmark text:name="random_number_seed"/>LVB -p 2</text:p>
      <text:p text:style-name="P1"/>
      <text:h text:style-name="P23" text:outline-level="3"><text:bookmark-start text:name="_Toc536350061"/><text:bookmark-start text:name="__RefHeading___Toc1721_3632104200"/>Random Number Seed (-s)<text:bookmark-end text:name="_Toc536350061"/><text:bookmark-end text:name="__RefHeading___Toc1721_3632104200"/></text:h>
      <text:p text:style-name="P21"><text:span text:style-name="T2">Is it possible to pass the seed number, but by default value is taken from the system clock and hence will vary from one analysis to the next, changing every second. The default is usually appropriate. However, if several instances of </text:span><text:span text:style-name="T7">LVB</text:span><text:span text:style-name="T2"> are being launched simultaneously, for example on a computer cluster, specifying a unique seed for each instance is preferable. The seed must be an integer in the range 0 to 900000000, inclusive.</text:span></text:p>
      <text:p text:style-name="P21"><text:span text:style-name="T5">Example</text:span><text:span text:style-name="T2">. The following sets the random number seed to 1039960:</text:span></text:p>
      <text:p text:style-name="P26">LVB -s 1039960</text:p>
      <text:h text:style-name="P32" text:outline-level="3"><text:bookmark-start text:name="_Toc536350062"/><text:bookmark-start text:name="__RefHeading___Toc1723_3632104200"/>Trees (-t)<text:bookmark-end text:name="_Toc536350062"/><text:bookmark-end text:name="__RefHeading___Toc1723_3632104200"/></text:h>
      <text:p text:style-name="Text_20_body_20__28_user_29_"><text:span text:style-name="T2">The number of trees to save during the search. Once the limit is reached, LVB will output trees found so far, and halt. These trees should not be considered a final result. Rather, the option may be used as a last-resort measure, to prevent </text:span><text:span text:style-name="T7">LVB</text:span><text:span text:style-name="T2"> exhausting the RAM or address space on your computer.</text:span></text:p>
      <text:p text:style-name="P25">The default is to save all trees (no limit).</text:p>
      <text:p text:style-name="P25"/>
      <text:h text:style-name="P23" text:outline-level="3"><text:bookmark-start text:name="_Toc536350063"/><text:bookmark-start text:name="__RefHeading___Toc1725_3632104200"/>Verbose (-v)<text:bookmark-end text:name="_Toc536350063"/><text:bookmark-end text:name="__RefHeading___Toc1725_3632104200"/></text:h>
      <text:p text:style-name="P24">Run LVB verbosely. For most users, this will not be helpful.</text:p>
      <text:h text:style-name="P3" text:outline-level="1"><text:bookmark-start text:name="_Toc536350064"/><text:bookmark-start text:name="__RefHeading___Toc1727_3632104200"/><text:bookmark text:name="output"/>Output<text:bookmark-end text:name="_Toc536350064"/><text:bookmark-end text:name="__RefHeading___Toc1727_3632104200"/></text:h>
      <text:p text:style-name="P21"><text:span text:style-name="Strong_20_Emphasis"><text:span text:style-name="T2">LVB</text:span></text:span><text:span text:style-name="T2"> logs its version, details of the analysis, an indication of progress and any errors encountered to the standard output, which is usually the screen.</text:span></text:p>
      <text:p text:style-name="P21"><text:span text:style-name="T2">Without bootstrapping, the ‘temperature’, rearrangement number (iteration) of the search and current tree length are logged periodically. During simulated annealing, the tree length can go up as well as down. </text:span><text:span text:style-name="T7">LVB</text:span><text:span text:style-name="T2"> keeps and outputs the shortest trees encountered during its search. The length of this tree or trees is logged to the screen near the end of the analysis.</text:span></text:p>
      <text:p text:style-name="P17">With bootstrapping, the replicate number is logged, along with the number of rearrangements tries, the number of trees output (currently always 1) and length of tree found for that replicate.</text:p>
      <text:h text:style-name="P9" text:outline-level="2"><text:bookmark text:name="documentation"/><text:bookmark-start text:name="__RefHeading___Toc1729_3632104200"/><text:bookmark-start text:name="_Toc536350065"/><text:bookmark text:name="compiling_lvb"/><text:soft-page-break/>Documentation<text:bookmark-end text:name="__RefHeading___Toc1729_3632104200"/><text:bookmark-end text:name="_Toc536350065"/></text:h>
      <text:p text:style-name="P21"><text:span text:style-name="T2">The source for the main documentation (i.e. this file) is </text:span><text:span text:style-name="HTML_20_Code"><text:span text:style-name="T2">LVB_manual.odt</text:span></text:span><text:span text:style-name="T2"> in the </text:span><text:span text:style-name="HTML_20_Code"><text:span text:style-name="T2">LVB_MAIN</text:span></text:span><text:span text:style-name="T2"> directory. make invokes LibreOffice to convert this to PDF format, LVB_manual.pdf. For this to work, the LibreOffice program must be on your PATH; and you must not be running LibreOffice when you make.</text:span></text:p>
      <text:p text:style-name="P21"><text:span text:style-name="T2">Internal documentation might be of interest to people who wish to modify or re-use the source code of LVB. During a successful build, documentation in </text:span><text:span text:style-name="HTML_20_Code"><text:span text:style-name="T2">docs_programmer/</text:span></text:span><text:span text:style-name="T2"> is automatically extracted from POD-format comments within the LVB source code. The internal documentation is incomplete and out of date.</text:span></text:p>
      <text:h text:style-name="P3" text:outline-level="1"><text:bookmark text:name="_GoBack"/><text:bookmark text:name="support"/></text:h>
      <text:h text:style-name="P3" text:outline-level="1"><text:bookmark-start text:name="_Toc536350066"/><text:bookmark-start text:name="__RefHeading___Toc1731_3632104200"/>Support and Registration<text:bookmark-end text:name="_Toc536350066"/><text:bookmark-end text:name="__RefHeading___Toc1731_3632104200"/></text:h>
      <text:p text:style-name="P28">Please send any questions or LVB bug reports to: </text:p>
      <text:p text:style-name="P30"><text:span text:style-name="T2">Daniel Barker, email: </text:span><text:a xlink:type="simple" xlink:href="mailto:Daniel.Barker@ed.ac.uk" text:style-name="Internet_20_link" text:visited-style-name="Visited_20_Internet_20_Link"><text:span text:style-name="Internet_20_link"><text:span text:style-name="T2">Daniel.Barker@ed.ac.uk</text:span></text:span></text:a></text:p>
      <text:p text:style-name="P21"><text:span text:style-name="T2">To be placed on an email list to receive information on new versions, please email<text:line-break/></text:span><text:a xlink:type="simple" xlink:href="mailto:Daniel.Barker@ed.ac.uk" text:style-name="Internet_20_link" text:visited-style-name="Visited_20_Internet_20_Link"><text:span text:style-name="Internet_20_link"><text:span text:style-name="T2">Daniel.Barker@ed.ac.uk</text:span></text:span></text:a><text:span text:style-name="T2"> with subject ‘Register as LVB user’.</text:span></text:p>
      <text:h text:style-name="P3" text:outline-level="1"><text:bookmark-start text:name="_Toc536350067"/><text:bookmark-start text:name="__RefHeading___Toc1733_3632104200"/><text:bookmark text:name="acknowledgements"/>Acknowledgements<text:bookmark-end text:name="_Toc536350067"/><text:bookmark-end text:name="__RefHeading___Toc1733_3632104200"/></text:h>
      <text:p text:style-name="P17">Most of the above documentation for ‘infile’ is taken from the PHYLIP manual. We wish to thank Joe Felsenstein for making PHYLIP freely available.</text:p>
      <text:p text:style-name="P21"><text:bookmark text:name="item_LVB_Web_page"/><text:bookmark text:name="see_also"/><text:span text:style-name="Strong_20_Emphasis"><text:span text:style-name="T2">LVB Web site</text:span></text:span><text:span text:style-name="Strong_20_Emphasis"><text:span text:style-name="T10">: </text:span></text:span><text:a xlink:type="simple" xlink:href="http://lvb.bio.ed.ac.uk/" text:style-name="Internet_20_link" text:visited-style-name="Visited_20_Internet_20_Link"><text:span text:style-name="Internet_20_link"><text:span text:style-name="T15">http://lvb.bio.ed.ac.uk/</text:span></text:span></text:a></text:p>
      <text:p text:style-name="P21"><text:bookmark text:name="item_PHYLIP"/><text:span text:style-name="Strong_20_Emphasis"><text:span text:style-name="T2">PHYLIP: </text:span></text:span><text:a xlink:type="simple" xlink:href="http://evolution.genetics.washington.edu/phylip.html" text:style-name="Internet_20_link" text:visited-style-name="Visited_20_Internet_20_Link"><text:span text:style-name="T14">http://evolution.genetics.washington.edu/phylip.html</text:span></text:a></text:p>
      <text:p text:style-name="P21"><text:bookmark text:name="item_Mesquite"/><text:span text:style-name="Strong_20_Emphasis"><text:span text:style-name="T2">Mesquite:</text:span></text:span><text:span text:style-name="Strong_20_Emphasis"><text:span text:style-name="T10"> </text:span></text:span><text:a xlink:type="simple" xlink:href="https://www.mesquiteproject.org/" text:style-name="Internet_20_link" text:visited-style-name="Visited_20_Internet_20_Link"><text:span text:style-name="Internet_20_link"><text:span text:style-name="T14">https://www.mesquiteproject.org/</text:span></text:span></text:a><text:span text:style-name="Strong_20_Emphasis"><text:span text:style-name="T16"> <text:s/></text:span></text:span></text:p>
      <text:h text:style-name="P3" text:outline-level="1"><text:bookmark-start text:name="_Toc536350068"/><text:bookmark-start text:name="__RefHeading___Toc1735_3632104200"/>References<text:bookmark-end text:name="_Toc536350068"/><text:bookmark-end text:name="__RefHeading___Toc1735_3632104200"/></text:h>
      <text:p text:style-name="Text_20_body_20__28_user_29_"><text:span text:style-name="T2">Barker, D. 2004. LVB: Parsimony and simulated annealing in the search for phylogenetic trees. </text:span><text:span text:style-name="T5">Bioinformatics</text:span><text:span text:style-name="T2">, </text:span><text:span text:style-name="T7">20</text:span><text:span text:style-name="T2">, 274-275.</text:span></text:p>
      <text:p text:style-name="P25">Felsenstein, J. 1993. PHYLIP (phylogeny inference package), version 3.5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margin-top="0.494cm" fo:margin-bottom="0.494cm" loext:contextual-spacing="false"/>
      <style:text-properties fo:font-size="24pt" fo:font-weight="bold" style:font-size-asian="24pt" style:font-weight-asian="bold" style:font-size-complex="24pt" style:font-weight-complex="bold"/>
    </style:style>
    <style:style style:name="Heading_20_2" style:display-name="Heading 2" style:family="paragraph" style:default-outline-level="2" style:list-style-name=""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TML_20_Preformatted" style:display-name="HTML Preformatted" style:family="paragraph" style:parent-style-name="Standard_20__28_user_29_"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style:font-name-asian="Courier1" style:font-family-asian="Courier" style:font-family-generic-asian="system" style:font-pitch-asian="variable" style:font-name-complex="Courier1" style:font-family-complex="Courier" style:font-family-generic-complex="system" style:font-pitch-complex="variable"/>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orphans="2" fo:widows="2" fo:hyphenation-ladder-count="no-limit" fo:keep-with-next="always" style:vertical-align="auto"/>
      <style:text-properties fo:color="#2f5496" style:font-name="Calibri Light" fo:font-family="'Calibri Light'" style:font-family-generic="roman" style:font-pitch="variable" fo:font-size="16pt" fo:language="en" fo:country="US" fo:font-weight="normal" style:letter-kerning="false" style:font-name-asian="SimSun" style:font-family-asian="SimSun" style:font-family-generic-asian="system" style:font-pitch-asian="variable" style:font-size-asian="16pt" style:language-asian="en" style:country-asian="US" style:font-weight-asian="normal" style:font-name-complex="Lucida Sans" style:font-family-complex="'Lucida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writing-mode="lr-tb"/>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339933" style:text-underline-style="solid" style:text-underline-width="auto" style:text-underline-color="font-color"/>
    </style:style>
    <style:style style:name="WW8Num2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2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3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3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family-generic="roman" style:font-pitch="variable" fo:font-size="10pt" style:font-name-asian="MS Mincho" style:font-family-asian="'MS Mincho'" style:font-family-generic-asian="system" style:font-pitch-asian="variable" style:font-size-asian="10pt" style:font-name-complex="Courier1" style:font-family-complex="Courier" style:font-family-generic-complex="system"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font-name-complex="Symbol2"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2" style:font-family-complex="Wingdings" style:font-family-generic-complex="system" style:font-pitch-complex="variable"/>
    </style:style>
    <style:style style:name="ListLabel_20_4" style:display-name="ListLabel 4" style:family="text">
      <style:text-properties fo:font-size="10pt" style:font-size-asian="10pt"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Wingdings2" style:font-family-complex="Wingdings" style:font-family-generic-complex="system" style:font-pitch-complex="variable"/>
    </style:style>
    <style:style style:name="ListLabel_20_6" style:display-name="ListLabel 6" style:family="text">
      <style:text-properties fo:font-size="10pt" style:font-size-asian="10pt" style:font-name-complex="Wingdings2" style:font-family-complex="Wingdings"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fo:font-size="10pt" style:font-size-asian="10pt" style:font-name-complex="Wingdings2" style:font-family-complex="Wingdings" style:font-family-generic-complex="system" style:font-pitch-complex="variable"/>
    </style:style>
    <style:style style:name="ListLabel_20_9" style:display-name="ListLabel 9" style:family="text">
      <style:text-properties fo:font-size="10pt" style:font-size-asian="10pt" style:font-name-complex="Wingdings2" style:font-family-complex="Wingdings" style:font-family-generic-complex="system" style:font-pitch-complex="variable"/>
    </style:style>
    <style:style style:name="ListLabel_20_10" style:display-name="ListLabel 10" style:family="text">
      <style:text-properties fo:font-size="10pt" style:font-size-asian="10pt" style:font-name-complex="Symbol2"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2" style:font-family-complex="Wingdings" style:font-family-generic-complex="system" style:font-pitch-complex="variable"/>
    </style:style>
    <style:style style:name="ListLabel_20_13" style:display-name="ListLabel 13" style:family="text">
      <style:text-properties fo:font-size="10pt" style:font-size-asian="10pt" style:font-name-complex="Wingdings2" style:font-family-complex="Wingdings" style:font-family-generic-complex="system" style:font-pitch-complex="variable"/>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style>
    <style:style style:name="ListLabel_20_15" style:display-name="ListLabel 15" style:family="text">
      <style:text-properties fo:font-size="10pt" style:font-size-asian="10pt" style:font-name-complex="Wingdings2" style:font-family-complex="Wingdings" style:font-family-generic-complex="system" style:font-pitch-complex="variable"/>
    </style:style>
    <style:style style:name="ListLabel_20_16" style:display-name="ListLabel 16" style:family="text">
      <style:text-properties fo:font-size="10pt" style:font-size-asian="10pt" style:font-name-complex="Wingdings2" style:font-family-complex="Wingdings" style:font-family-generic-complex="system" style:font-pitch-complex="variable"/>
    </style:style>
    <style:style style:name="ListLabel_20_17" style:display-name="ListLabel 17" style:family="text">
      <style:text-properties fo:font-size="10pt" style:font-size-asian="10pt" style:font-name-complex="Wingdings2" style:font-family-complex="Wingdings" style:font-family-generic-complex="system" style:font-pitch-complex="variable"/>
    </style:style>
    <style:style style:name="ListLabel_20_18" style:display-name="ListLabel 18" style:family="text">
      <style:text-properties fo:font-size="10pt" style:font-size-asian="10pt" style:font-name-complex="Wingdings2" style:font-family-complex="Wingdings" style:font-family-generic-complex="system" style:font-pitch-complex="variable"/>
    </style:style>
    <style:style style:name="ListLabel_20_19" style:display-name="ListLabel 19" style:family="text">
      <style:text-properties fo:font-size="10pt" style:font-size-asian="10pt" style:font-name-complex="Symbol2" style:font-family-complex="Symbol" style:font-family-generic-complex="system" style:font-pitch-complex="variable"/>
    </style:style>
    <style:style style:name="ListLabel_20_20" style:display-name="ListLabel 20" style:family="text">
      <style:text-properties fo:font-size="10pt" style:font-size-asian="10pt"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2" style:font-family-complex="Wingdings" style:font-family-generic-complex="system" style:font-pitch-complex="variable"/>
    </style:style>
    <style:style style:name="ListLabel_20_22" style:display-name="ListLabel 22" style:family="text">
      <style:text-properties fo:font-size="10pt" style:font-size-asian="10pt" style:font-name-complex="Wingdings2" style:font-family-complex="Wingdings" style:font-family-generic-complex="system" style:font-pitch-complex="variable"/>
    </style:style>
    <style:style style:name="ListLabel_20_23" style:display-name="ListLabel 23" style:family="text">
      <style:text-properties fo:font-size="10pt" style:font-size-asian="10pt" style:font-name-complex="Wingdings2" style:font-family-complex="Wingdings" style:font-family-generic-complex="system" style:font-pitch-complex="variable"/>
    </style:style>
    <style:style style:name="ListLabel_20_24" style:display-name="ListLabel 24" style:family="text">
      <style:text-properties fo:font-size="10pt" style:font-size-asian="10pt" style:font-name-complex="Wingdings2" style:font-family-complex="Wingdings" style:font-family-generic-complex="system" style:font-pitch-complex="variable"/>
    </style:style>
    <style:style style:name="ListLabel_20_25" style:display-name="ListLabel 25" style:family="text">
      <style:text-properties fo:font-size="10pt" style:font-size-asian="10pt" style:font-name-complex="Wingdings2" style:font-family-complex="Wingdings" style:font-family-generic-complex="system" style:font-pitch-complex="variable"/>
    </style:style>
    <style:style style:name="ListLabel_20_26" style:display-name="ListLabel 26" style:family="text">
      <style:text-properties fo:font-size="10pt" style:font-size-asian="10pt" style:font-name-complex="Wingdings2" style:font-family-complex="Wingdings" style:font-family-generic-complex="system" style:font-pitch-complex="variable"/>
    </style:style>
    <style:style style:name="ListLabel_20_27" style:display-name="ListLabel 27" style:family="text">
      <style:text-properties fo:font-size="10pt" style:font-size-asian="10pt" style:font-name-complex="Wingdings2" style:font-family-complex="Wingdings" style:font-family-generic-complex="system" style:font-pitch-complex="variable"/>
    </style:style>
    <style:style style:name="ListLabel_20_28" style:display-name="ListLabel 28" style:family="text">
      <style:text-properties fo:font-size="10pt" style:font-size-asian="10pt" style:font-name-complex="Symbol2" style:font-family-complex="Symbol" style:font-family-generic-complex="system" style:font-pitch-complex="variable"/>
    </style:style>
    <style:style style:name="ListLabel_20_29" style:display-name="ListLabel 29" style:family="text">
      <style:text-properties fo:font-size="10pt" style:font-size-asian="10pt" style:font-name-complex="Courier New2"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2" style:font-family-complex="Wingdings" style:font-family-generic-complex="system" style:font-pitch-complex="variable"/>
    </style:style>
    <style:style style:name="ListLabel_20_31" style:display-name="ListLabel 31" style:family="text">
      <style:text-properties fo:font-size="10pt" style:font-size-asian="10pt" style:font-name-complex="Wingdings2" style:font-family-complex="Wingdings" style:font-family-generic-complex="system" style:font-pitch-complex="variable"/>
    </style:style>
    <style:style style:name="ListLabel_20_32" style:display-name="ListLabel 32" style:family="text">
      <style:text-properties fo:font-size="10pt" style:font-size-asian="10pt" style:font-name-complex="Wingdings2" style:font-family-complex="Wingdings" style:font-family-generic-complex="system" style:font-pitch-complex="variable"/>
    </style:style>
    <style:style style:name="ListLabel_20_33" style:display-name="ListLabel 33" style:family="text">
      <style:text-properties fo:font-size="10pt" style:font-size-asian="10pt" style:font-name-complex="Wingdings2" style:font-family-complex="Wingdings" style:font-family-generic-complex="system" style:font-pitch-complex="variable"/>
    </style:style>
    <style:style style:name="ListLabel_20_34" style:display-name="ListLabel 34" style:family="text">
      <style:text-properties fo:font-size="10pt" style:font-size-asian="10pt" style:font-name-complex="Wingdings2" style:font-family-complex="Wingdings" style:font-family-generic-complex="system" style:font-pitch-complex="variable"/>
    </style:style>
    <style:style style:name="ListLabel_20_35" style:display-name="ListLabel 35" style:family="text">
      <style:text-properties fo:font-size="10pt" style:font-size-asian="10pt" style:font-name-complex="Wingdings2" style:font-family-complex="Wingdings" style:font-family-generic-complex="system" style:font-pitch-complex="variable"/>
    </style:style>
    <style:style style:name="ListLabel_20_36" style:display-name="ListLabel 36" style:family="text">
      <style:text-properties fo:font-size="10pt" style:font-size-asian="10pt" style:font-name-complex="Wingdings2" style:font-family-complex="Wingdings" style:font-family-generic-complex="system" style:font-pitch-complex="variable"/>
    </style:style>
    <style:style style:name="ListLabel_20_37" style:display-name="ListLabel 37" style:family="text">
      <style:text-properties fo:font-size="10pt" style:font-size-asian="10pt" style:font-name-complex="Symbol2" style:font-family-complex="Symbol" style:font-family-generic-complex="system" style:font-pitch-complex="variable"/>
    </style:style>
    <style:style style:name="ListLabel_20_38" style:display-name="ListLabel 38" style:family="text">
      <style:text-properties fo:font-size="10pt" style:font-size-asian="10pt" style:font-name-complex="Courier New2"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2" style:font-family-complex="Wingdings" style:font-family-generic-complex="system" style:font-pitch-complex="variable"/>
    </style:style>
    <style:style style:name="ListLabel_20_40" style:display-name="ListLabel 40" style:family="text">
      <style:text-properties fo:font-size="10pt" style:font-size-asian="10pt" style:font-name-complex="Wingdings2" style:font-family-complex="Wingdings" style:font-family-generic-complex="system" style:font-pitch-complex="variable"/>
    </style:style>
    <style:style style:name="ListLabel_20_41" style:display-name="ListLabel 41" style:family="text">
      <style:text-properties fo:font-size="10pt" style:font-size-asian="10pt" style:font-name-complex="Wingdings2" style:font-family-complex="Wingdings" style:font-family-generic-complex="system" style:font-pitch-complex="variable"/>
    </style:style>
    <style:style style:name="ListLabel_20_42" style:display-name="ListLabel 42" style:family="text">
      <style:text-properties fo:font-size="10pt" style:font-size-asian="10pt" style:font-name-complex="Wingdings2" style:font-family-complex="Wingdings" style:font-family-generic-complex="system" style:font-pitch-complex="variable"/>
    </style:style>
    <style:style style:name="ListLabel_20_43" style:display-name="ListLabel 43" style:family="text">
      <style:text-properties fo:font-size="10pt" style:font-size-asian="10pt" style:font-name-complex="Wingdings2" style:font-family-complex="Wingdings" style:font-family-generic-complex="system" style:font-pitch-complex="variable"/>
    </style:style>
    <style:style style:name="ListLabel_20_44" style:display-name="ListLabel 44" style:family="text">
      <style:text-properties fo:font-size="10pt" style:font-size-asian="10pt" style:font-name-complex="Wingdings2" style:font-family-complex="Wingdings" style:font-family-generic-complex="system" style:font-pitch-complex="variable"/>
    </style:style>
    <style:style style:name="ListLabel_20_45" style:display-name="ListLabel 45" style:family="text">
      <style:text-properties fo:font-size="10pt" style:font-size-asian="10pt" style:font-name-complex="Wingdings2" style:font-family-complex="Wingdings"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meta:initial-creator>
    <meta:editing-cycles>10</meta:editing-cycles>
    <meta:print-date>2019-01-27T11:00:00</meta:print-date>
    <meta:creation-date>2019-01-27T10:57:00</meta:creation-date>
    <dc:date>2019-02-01T15:19:29.113017841</dc:date>
    <meta:editing-duration>PT18M27S</meta:editing-duration>
    <meta:generator>LibreOffice/5.3.6.1$Linux_X86_64 LibreOffice_project/30$Build-1</meta:generator>
    <meta:document-statistic meta:table-count="0" meta:image-count="0" meta:object-count="0" meta:page-count="11" meta:paragraph-count="180" meta:word-count="3056" meta:character-count="19284" meta:non-whitespace-character-count="16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